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useoSans-700" svg:font-family="MuseoSans-700, Arial, sans-serif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7b7" officeooo:paragraph-rsid="0001e7b7"/>
    </style:style>
    <style:style style:name="P2" style:family="paragraph" style:parent-style-name="Standard">
      <style:text-properties officeooo:rsid="0001e7b7" officeooo:paragraph-rsid="0006e920"/>
    </style:style>
    <style:style style:name="P3" style:family="paragraph" style:parent-style-name="Standard">
      <style:text-properties fo:font-weight="bold" officeooo:rsid="000528ad" officeooo:paragraph-rsid="000528ad" style:font-weight-asian="bold" style:font-weight-complex="bold"/>
    </style:style>
    <style:style style:name="P4" style:family="paragraph" style:parent-style-name="Standard">
      <style:text-properties fo:font-weight="bold" officeooo:paragraph-rsid="0001e7b7"/>
    </style:style>
    <style:style style:name="P5" style:family="paragraph" style:parent-style-name="Standard">
      <style:text-properties fo:font-weight="bold" officeooo:paragraph-rsid="00041397"/>
    </style:style>
    <style:style style:name="P6" style:family="paragraph" style:parent-style-name="Standard">
      <style:text-properties fo:font-weight="bold" officeooo:paragraph-rsid="000528ad"/>
    </style:style>
    <style:style style:name="P7" style:family="paragraph" style:parent-style-name="Standard">
      <style:text-properties fo:font-variant="normal" fo:text-transform="none" fo:color="#676767" style:font-name="Liberation Serif" fo:font-size="12pt" fo:letter-spacing="normal" fo:font-style="normal" fo:font-weight="bold" officeooo:rsid="000528ad" officeooo:paragraph-rsid="000528a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676767" style:font-name="Liberation Serif" fo:font-size="12pt" fo:letter-spacing="normal" fo:font-style="normal" fo:font-weight="bold" officeooo:rsid="0009a427" officeooo:paragraph-rsid="0009a427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676767" style:font-name="Liberation Serif" fo:font-size="12pt" fo:letter-spacing="normal" fo:font-style="normal" fo:font-weight="bold" officeooo:rsid="000a24a3" officeooo:paragraph-rsid="000a24a3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676767" style:font-name="Liberation Serif" fo:font-size="12pt" fo:letter-spacing="normal" fo:font-style="normal" fo:font-weight="bold" officeooo:rsid="000a2ca4" officeooo:paragraph-rsid="000a2ca4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676767" style:font-name="Times New Roman" fo:font-size="12pt" fo:letter-spacing="normal" fo:font-style="normal" fo:font-weight="bold" officeooo:paragraph-rsid="000a2ca4" style:font-size-asian="12pt" style:font-size-complex="12pt"/>
    </style:style>
    <style:style style:name="P12" style:family="paragraph" style:parent-style-name="Standard">
      <style:text-properties fo:font-variant="normal" fo:text-transform="none" fo:color="#676767" style:font-name="Times New Roman" fo:font-size="12pt" fo:letter-spacing="normal" fo:font-style="normal" fo:font-weight="bold" officeooo:rsid="000a8d12" officeooo:paragraph-rsid="000a8d12" style:font-size-asian="12pt" style:font-size-complex="12pt"/>
    </style:style>
    <style:style style:name="P13" style:family="paragraph" style:parent-style-name="Standard">
      <style:text-properties fo:font-variant="normal" fo:text-transform="none" fo:color="#676767" style:font-name="Times New Roman" fo:font-size="12pt" fo:letter-spacing="normal" fo:font-style="normal" fo:font-weight="bold" officeooo:rsid="000c3b31" officeooo:paragraph-rsid="000c3b31" style:font-size-asian="12pt" style:font-size-complex="12pt"/>
    </style:style>
    <style:style style:name="P14" style:family="paragraph" style:parent-style-name="Standard">
      <style:text-properties fo:font-weight="normal" officeooo:rsid="00041397" officeooo:paragraph-rsid="00041397" style:font-weight-asian="normal" style:font-weight-complex="normal"/>
    </style:style>
    <style:style style:name="P15" style:family="paragraph" style:parent-style-name="Standard">
      <style:text-properties fo:font-weight="bold" officeooo:paragraph-rsid="000528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e920" style:font-weight-asian="normal" style:font-weight-complex="normal"/>
    </style:style>
    <style:style style:name="T4" style:family="text">
      <style:text-properties fo:font-weight="normal" officeooo:rsid="0009a427" style:font-weight-asian="normal" style:font-weight-complex="normal"/>
    </style:style>
    <style:style style:name="T5" style:family="text">
      <style:text-properties fo:font-weight="normal" officeooo:rsid="000a24a3" style:font-weight-asian="normal" style:font-weight-complex="normal"/>
    </style:style>
    <style:style style:name="T6" style:family="text">
      <style:text-properties fo:font-weight="normal" officeooo:rsid="000a2ca4" style:font-weight-asian="normal" style:font-weight-complex="normal"/>
    </style:style>
    <style:style style:name="T7" style:family="text">
      <style:text-properties fo:font-weight="normal" officeooo:rsid="000a2ca4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font-name="Liberation Serif" fo:font-size="12pt" fo:letter-spacing="normal" fo:font-style="normal" style:text-underline-style="none" fo:font-weight="normal" officeooo:rsid="0006e920" style:text-blinking="fals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676767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676767" style:font-name="Liberation Serif" fo:font-size="12pt" fo:letter-spacing="normal" fo:font-style="normal" fo:font-weight="normal" officeooo:rsid="0004139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676767" style:font-name="Liberation Serif" fo:font-size="12pt" fo:letter-spacing="normal" fo:font-style="normal" fo:font-weight="normal" officeooo:rsid="0006e92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676767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676767" style:font-name="Liberation Serif" fo:font-size="12pt" fo:letter-spacing="normal" fo:font-style="normal" fo:font-weight="normal" officeooo:rsid="000528ad" style:font-size-asian="12pt" style:font-size-complex="12pt"/>
    </style:style>
    <style:style style:name="T15" style:family="text">
      <style:text-properties fo:font-variant="normal" fo:text-transform="none" fo:color="#676767" style:font-name="Liberation Serif" fo:font-size="12pt" fo:letter-spacing="normal" fo:font-style="normal" fo:font-weight="normal" officeooo:rsid="0006e920" style:font-size-asian="12pt" style:font-size-complex="12pt"/>
    </style:style>
    <style:style style:name="T16" style:family="text">
      <style:text-properties fo:font-variant="normal" fo:text-transform="none" fo:color="#676767" style:font-name="Liberation Serif" fo:font-size="12pt" fo:letter-spacing="normal" fo:font-style="normal" fo:font-weight="normal" officeooo:rsid="0007c489" style:font-size-asian="12pt" style:font-size-complex="12pt"/>
    </style:style>
    <style:style style:name="T17" style:family="text">
      <style:text-properties fo:font-variant="normal" fo:text-transform="none" fo:color="#676767" style:font-name="Liberation Serif" fo:font-size="12pt" fo:letter-spacing="normal" fo:font-style="normal" style:font-size-asian="12pt" style:font-size-complex="12pt"/>
    </style:style>
    <style:style style:name="T18" style:family="text">
      <style:text-properties fo:font-variant="normal" fo:text-transform="none" fo:color="#676767" style:font-name="Liberation Serif" fo:font-size="12pt" fo:letter-spacing="normal" fo:font-style="normal" officeooo:rsid="00041397" style:font-size-asian="12pt" style:font-size-complex="12pt"/>
    </style:style>
    <style:style style:name="T19" style:family="text">
      <style:text-properties fo:font-variant="normal" fo:text-transform="none" fo:color="#676767" style:font-name="Liberation Serif" fo:font-size="12pt" fo:letter-spacing="normal" fo:font-style="normal" officeooo:rsid="0006e920" style:font-size-asian="12pt" style:font-size-complex="12pt"/>
    </style:style>
    <style:style style:name="T20" style:family="text">
      <style:text-properties fo:font-variant="normal" fo:text-transform="none" fo:color="#676767" style:font-name="Liberation Serif" fo:font-size="12pt" fo:letter-spacing="normal" fo:font-style="normal" officeooo:rsid="000528ad" style:font-size-asian="12pt" style:font-weight-asian="bold" style:font-size-complex="12pt" style:font-weight-complex="bold"/>
    </style:style>
    <style:style style:name="T21" style:family="text">
      <style:text-properties officeooo:rsid="0001e7b7" style:font-weight-asian="bold" style:font-weight-complex="bold"/>
    </style:style>
    <style:style style:name="T22" style:family="text">
      <style:text-properties officeooo:rsid="00041397" style:font-weight-asian="bold" style:font-weight-complex="bold"/>
    </style:style>
    <style:style style:name="T23" style:family="text">
      <style:text-properties fo:color="#111111" style:font-name="Arial" fo:font-size="15.75pt" fo:font-weight="normal" style:font-weight-asian="normal" style:font-weight-complex="normal"/>
    </style:style>
    <style:style style:name="T24" style:family="text">
      <style:text-properties fo:color="#111111" fo:font-size="15.75pt" fo:font-weight="normal" style:font-weight-asian="normal" style:font-weight-complex="normal"/>
    </style:style>
    <style:style style:name="T25" style:family="text">
      <style:text-properties fo:color="#111111" fo:font-weight="normal" style:font-weight-asian="normal" style:font-weight-complex="normal"/>
    </style:style>
    <style:style style:name="T26" style:family="text">
      <style:text-properties fo:color="#111111" fo:font-weight="normal" officeooo:rsid="000a8d12" style:font-weight-asian="normal" style:font-weight-complex="normal"/>
    </style:style>
    <style:style style:name="T27" style:family="text">
      <style:text-properties fo:color="#111111" fo:font-weight="normal" officeooo:rsid="000c3b31" style:font-weight-asian="normal" style:font-weight-complex="normal"/>
    </style:style>
    <style:style style:name="T28" style:family="text">
      <style:text-properties fo:color="#111111" fo:font-weight="normal" officeooo:rsid="000d65e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1: <text:span text:style-name="T1">SUPER HIGH END PARTS</text:span></text:p>
      <text:p text:style-name="P2"><text:span text:style-name="T1">CPU:</text:span><text:span text:style-name="T2"> Intel Xeon E7-8890v4 </text:span><text:span text:style-name="T3">7174</text:span></text:p>
      <text:p text:style-name="P4"><text:span text:style-name="T21">MB: <text:s/></text:span><text:span text:style-name="T8">SUPERMICRO MBD-X10SDV-TLN4F-O Mini ITX Server Motherboard </text:span><text:span text:style-name="T9">900</text:span></text:p>
      <text:p text:style-name="P5"><text:span text:style-name="T22">RAM: </text:span><text:span text:style-name="T10">Crucial 32GB DDR4-2133 RDIMM </text:span><text:span text:style-name="T11">(X4) </text:span><text:span text:style-name="T12">1360</text:span></text:p>
      <text:p text:style-name="P3"><text:span text:style-name="T18">C</text:span><text:span text:style-name="T17">ooling: Corsair Hydro series H5 </text:span><text:span text:style-name="T19">55</text:span></text:p>
      <text:p text:style-name="P3"><text:span text:style-name="T17">Case: Corsair Obsidian Series 250D </text:span><text:span text:style-name="T19">45</text:span></text:p>
      <text:p text:style-name="P6"><text:span text:style-name="T20">Storeage: </text:span><text:bookmark text:name="productTitle"/><text:bookmark text:name="title"/><text:span text:style-name="T13">Samsung 850 PRO </text:span><text:span text:style-name="T14">(1 2</text:span><text:span text:style-name="T16">TB</text:span><text:span text:style-name="T14"> </text:span><text:span text:style-name="T15">) ~1</text:span><text:span text:style-name="T16">0</text:span><text:span text:style-name="T15">00</text:span></text:p>
      <text:p text:style-name="P6"><text:span text:style-name="T15"><text:tab/><text:tab/></text:span><text:span text:style-name="T16">Samsung 960 Pro (1 TB)</text:span></text:p>
      <text:p text:style-name="P7"><text:s/><text:span text:style-name="T4">Computer 2:</text:span></text:p>
      <text:p text:style-name="P8"><text:span text:style-name="T2">CPU Intel Xeon E5 -2699A v4 X2 (</text:span><text:span text:style-name="T5">1750 x2 amazon)</text:span></text:p>
      <text:p text:style-name="P9"><text:span text:style-name="T2">MB: <text:s/>ASRock EP2c602-4L ($370 newegg)</text:span></text:p>
      <text:p text:style-name="P11"><text:span text:style-name="T6">RAM: <text:s/></text:span><text:bookmark text:name="title1"/><text:bookmark text:name="productTitle1"/><text:span text:style-name="T25">Crucial 16GB Kit (8GBx2) DDR3/DDR3L-1600MT/s (PC3-12800) DR x8 ECC UDIMM Server Memory </text:span><text:span text:style-name="T26">( 133.33 * 8, amazon)</text:span></text:p>
      <text:p text:style-name="P12"><text:span text:style-name="T25">Cooling: </text:span><text:span text:style-name="T27">H100i v2 (amazon 100)</text:span></text:p>
      <text:p text:style-name="P13"><text:span text:style-name="T25">Storage: </text:span><text:span text:style-name="T28">Samsung 960 Pro 3 x 1tb (~1800, amazon</text:span></text:p>
      <text:p text:style-name="P13"><text:span text:style-name="T25">GPU: Radeon R9 295x2 </text:span><text:span text:style-name="T28">(amazon , 670</text:span></text:p>
      <text:p text:style-name="P10"><text:span text:style-name="T2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useoSans-700" svg:font-family="MuseoSans-700, Arial, sans-serif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1:32:31.547746194</meta:creation-date>
    <meta:editing-duration>PT37M23S</meta:editing-duration>
    <meta:editing-cycles>2</meta:editing-cycles>
    <meta:generator>LibreOffice/5.1.6.2$Linux_X86_64 LibreOffice_project/10m0$Build-2</meta:generator>
    <dc:date>2017-02-25T13:51:33.267571530</dc:date>
    <meta:document-statistic meta:table-count="0" meta:image-count="0" meta:object-count="0" meta:page-count="1" meta:paragraph-count="15" meta:word-count="107" meta:character-count="627" meta:non-whitespace-character-count="529"/>
  </office:meta>
</office:document-meta>
</file>